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text-indent="1.249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or vazia da saudade traz-me novamente o cheiro fúnebre da depressão, enquanto o fantasma da angústia, paira sobre o cadáver de minha suposta felicidade. Será que ela me jogou no abismo da solidão por maldade? <text:line-break/> <text:tab/>– Não! Foi apenas parte do jogo. Jogo com o qual, a sádica que sequestrou meus pensamentos se diverte. Em um momento de fraqueza, em que me encontrava doente e febril, uma voz fez-me abrir os olhos, e me forçou a olhar a luz. Pela primeira vez na vida, eu me apaixonei, seus cabelos brilhavam, e seus olhos transmitiam o mesmo sentimento que nunca me agradou: Compaixão. Mas aquela linda expressão, na verdade era uma masmorra luxuosa, que me conduziria ao devaneio, e depois me acordaria em um banho de ódio e podridão.<text:line-break/> <text:tab/>Por nunca ter sofrido, não entendia o sentimento da perda, ou do peso da mentira. Sendo assim, brincava com todos aqueles que lhe pareciam diferentes, mas o que ela não sabia,<text:bookmark text:name="_GoBack"/> é que os diferentes, eram os Prisioneiros da Escurid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dc:creator>L</dc:creator>
    <meta:editing-cycles>6</meta:editing-cycles>
    <meta:creation-date>2011-09-30T22:59:00</meta:creation-date>
    <dc:date>2016-01-06T00:25:00</dc:date>
    <meta:editing-duration>PT8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168" meta:character-count="969" meta:non-whitespace-character-count="7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